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Heading2"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Heading2" style:family="paragraph">
      <style:text-properties fo:language="en" fo:country="US"/>
    </style:style>
    <style:style style:name="P11" style:parent-style-name="Normal" style:family="paragraph">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Hyperlink" style:family="text">
      <style:text-properties fo:language="en" fo:country="US"/>
    </style:style>
    <style:style style:name="T16" style:parent-style-name="DefaultParagraphFont" style:family="text">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Heading2"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Heading3" style:family="paragraph">
      <style:text-properties fo:language="en" fo:country="US"/>
    </style:style>
    <style:style style:name="P31" style:parent-style-name="Normal" style:family="paragraph">
      <style:text-properties fo:language="en" fo:country="US"/>
    </style:style>
    <style:style style:name="P32" style:parent-style-name="Heading3"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Heading3" style:family="paragraph">
      <style:text-properties fo:language="en" fo:country="US"/>
    </style:style>
    <style:style style:name="P39" style:parent-style-name="Normal" style:family="paragraph">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office:automatic-styles>
  <office:body>
    <office:text text:use-soft-page-breaks="true">
      <text:h text:style-name="P1" text:outline-level="1">FileEncryptor</text:h>
      <text:p text:style-name="P2">Simple command line tool for<text:s/>encrypting and decrypting files</text:p>
      <text:p text:style-name="P3">Author:</text:p>
      <text:p text:style-name="P4">Sami Harju</text:p>
      <text:p text:style-name="P5"/>
      <text:h text:style-name="P6" text:outline-level="2">Introduction</text:h>
      <text:p text:style-name="P7"/>
      <text:p text:style-name="P8">FileEncryptor allows the used to encrypt and decrypt files either with a chosen password or one generated randomly by the program.<text:s/>The program was created as part of a university course on secure programming organized by Tampere University<text:s/>The program was developed<text:s/>in C# using .NET 5. Unit tests were created using the xUnit framework.<text:s/></text:p>
      <text:p text:style-name="P9"/>
      <text:h text:style-name="P10" text:outline-level="2">Use</text:h>
      <text:p text:style-name="P11"/>
      <text:p text:style-name="Normal"><text:span text:style-name="T12">To run the<text:s/></text:span><text:span text:style-name="T13">program</text:span><text:span text:style-name="T14">, .NET 5 Runtime or higher must be installed on the system. At the time of writing, installers and instructions can be found at<text:s/></text:span><text:a xlink:href="https://dotnet.microsoft.com/download" office:target-frame-name="_top" xlink:show="replace"><text:span text:style-name="T15">https://dotnet.microsoft.com/download</text:span></text:a><text:span text:style-name="T16">.</text:span></text:p>
      <text:p text:style-name="P17">The executable accepts arguments in the following style:</text:p>
      <text:p text:style-name="P18">encrypt|decrypt inputPath outputPath [--password passwordString] [--overwrite true|false]</text:p>
      <text:p text:style-name="P19">The first argument specifies whether the operation to be undertaken is an encryption or decryption operation.</text:p>
      <text:p text:style-name="P20">The second argument specifies the path to the file that should be used as the input for the operation.</text:p>
      <text:p text:style-name="P21">The third argument specifies the path to the file where the result of the operation should be written.</text:p>
      <text:p text:style-name="P22">The optional --password <text:s/>parameter specifies the password that should be used to encrypt or decrypt the file. If the parameter is not supplied for an encryption operation, the program will generate one and print it to the screen so that the user can store it. If the parameter is not supplied for a decryption operation, the program will print an error.</text:p>
      <text:p text:style-name="P23">The optional –overwrite parameter specifies whether an existing output file should be overwritten. This defaults to false. <text:s/></text:p>
      <text:p text:style-name="P24"/>
      <text:p text:style-name="P25">The encryption command encrypts the file using AES encryption with a 256-bit key. The key is derived from the given or generated password with added salt. A random initialization vector is also used for each encryption procedure.</text:p>
      <text:p text:style-name="P26"/>
      <text:h text:style-name="P27" text:outline-level="2">Implementation comments</text:h>
      <text:p text:style-name="P28"/>
      <text:soft-page-break/>
      <text:p text:style-name="P29">While functional, the program is still a work in progress. Originally the plan was to support several different encryption algorithms and to allow additional functionality, such as password strength estimation. However, due to time constraints, the functionality had to be scaled back for a functional program to be presented.<text:s/></text:p>
      <text:h text:style-name="P30" text:outline-level="3">Structure</text:h>
      <text:p text:style-name="P31">To allow for easy adding and removal of algorithms and cryptographic implementations, the program defines minimal interfaces for the three different cryptographical modules.<text:s/>Implementations can be separately added to each interface without affecting other implementations or the overall functionality of the program. The only other class in addition to the cryptography modules is a simple Program class that acts as the entry point to the program and handles parsing of the command line arguments. If possible, this class should contain as little program logic as possible so that it remains separate from the cryptography modules. This allows the UI to be maintained and developed without affecting the core functionality of the program.</text:p>
      <text:h text:style-name="P32" text:outline-level="3">Security</text:h>
      <text:p text:style-name="P33">In its current state, the user interface of the program is very minimal and only allows essential interaction with the program. In addition to this, all user input is sanitized and parsed to prevent malicious input.<text:s/></text:p>
      <text:p text:style-name="P34">One major attack vector concerning the program is the user trying to access files they do not have permissions to.<text:s/>Broken access control is threat that is in the OWASP Top 10 and<text:s/>replacing a system file<text:s/>with<text:s/>malicious or encrypted content is a major threat.<text:s/>There is very little the program can do to effectively combat this, other than to rely on the operating system to manage file permissions. However, to minimize the chance of accidentally altering important files, the overwrite flag is by default set to false. In addition, the program does not require admin / super user rights to be run and should only be used elevated rights when there is absolutely no other option.</text:p>
      <text:p text:style-name="P35">As there was little time to vet external dependencies, the conscious choice to rely as heavily on the standard library as possible was made. In its current form, the program only has one dependency. While this is sure to change as more features are added, keeping dependencies to a minimum is also a good design choice for future development.</text:p>
      <text:p text:style-name="P36">As it is, the program cannot be configured without altering the source code. This should be considered a security concern as a misconfigured default value will be harder to detect and changing the value requires the program to be rebuilt and packaged. Adding an external configuration file that allows the changing of default values should be a top priority.</text:p>
      <text:p text:style-name="P37">All cryptography modules are covered by unit tests created using the xUnit framework. The current code coverage for these tests is 90%, which can be considered adequate. As more features, algorithms etc. are added, maintaining these tests and coverage values should be considered a priority.</text:p>
      <text:h text:style-name="P38" text:outline-level="3">Future development</text:h>
      <text:p text:style-name="P39">As mentioned in the Security-subsection, adding an external configuration file, and replacing the hard-coded default values in the source code to values parsed from the configuration file should be a top priority. This will improve both the maintainability and the usability of the program. Once this has been implemented, a utility to check the configuration file for insecure values should also be implemented.</text:p>
      <text:p text:style-name="Normal"><text:span text:style-name="T40"><text:s/>Implementing additional cryptography modules and allowing the user to choose between different implemented algorithms should be considered a long-term priority. This, along with removal of deprecated and insecure algorithms,<text:s/></text:span><text:span text:style-name="T41">will allow the program to be useful in the future as well as the pres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i Harju</meta:initial-creator>
    <dc:creator>Sami Harju</dc:creator>
    <meta:creation-date>2021-05-20T15:30:00Z</meta:creation-date>
    <dc:date>2021-05-20T18:39:00Z</dc:date>
    <meta:template xlink:href="Normal.dotm" xlink:type="simple"/>
    <meta:editing-cycles>1</meta:editing-cycles>
    <meta:editing-duration>PT11340S</meta:editing-duration>
    <meta:document-statistic meta:page-count="2" meta:paragraph-count="11" meta:word-count="615" meta:character-count="5588" meta:row-count="41" meta:non-whitespace-character-count="4984"/>
  </office:meta>
</office:document-meta>
</file>